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547cm" fo:margin-left="-0.466cm" table:align="left"/>
    </style:style>
    <style:style style:name="Table2.A" style:family="table-column">
      <style:table-column-properties style:column-width="7.038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Ubuntu" fo:font-size="18pt" officeooo:rsid="0009f7ed" officeooo:paragraph-rsid="0009f7ed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5" style:family="paragraph" style:parent-style-name="Standard">
      <style:text-properties style:font-name="Ubuntu" fo:font-size="32pt" fo:font-weight="bold" officeooo:rsid="000fe733" officeooo:paragraph-rsid="000fe733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fe733"/>
    </style:style>
    <style:style style:name="P7" style:family="paragraph" style:parent-style-name="Standard">
      <style:paragraph-properties fo:text-align="justify" style:justify-single-word="false"/>
      <style:text-properties officeooo:paragraph-rsid="0013d900"/>
    </style:style>
    <style:style style:name="P8" style:family="paragraph" style:parent-style-name="Standard">
      <style:paragraph-properties fo:text-align="justify" style:justify-single-word="false"/>
      <style:text-properties officeooo:paragraph-rsid="004be26b"/>
    </style:style>
    <style:style style:name="P9" style:family="paragraph" style:parent-style-name="Standard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111111" style:font-name="Ubuntu" fo:font-size="32pt" fo:font-weight="bold" officeooo:rsid="001119f0" officeooo:paragraph-rsid="001119f0" style:font-size-asian="28pt" style:font-weight-asian="bold" style:font-size-complex="3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be26b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03d93" officeooo:paragraph-rsid="00503d9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762e5" officeooo:paragraph-rsid="005762e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a583d" officeooo:paragraph-rsid="005a583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1fb5" officeooo:paragraph-rsid="005b1fb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6663" officeooo:paragraph-rsid="005b666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officeooo:rsid="005a583d" officeooo:paragraph-rsid="005a583d"/>
    </style:style>
    <style:style style:name="P25" style:family="paragraph" style:parent-style-name="Table_20_Contents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26" style:family="paragraph" style:parent-style-name="Table_20_Contents">
      <style:paragraph-properties fo:text-align="justify" style:justify-single-word="false"/>
      <style:text-properties style:font-name="Ubuntu" fo:font-size="18pt" officeooo:rsid="00554192" officeooo:paragraph-rsid="00554192" style:font-name-asian="Noto Sans Mono CJK SC" style:font-size-asian="15.75pt" style:font-name-complex="Liberation Mono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8pt" officeooo:rsid="00554192" officeooo:paragraph-rsid="00554192" style:font-name-asian="Noto Sans Mono CJK SC" style:font-size-asian="15.75pt" style:font-name-complex="Liberation Mono" style:font-size-complex="18pt"/>
    </style:style>
    <style:style style:name="P28" style:family="paragraph" style:parent-style-name="Table_20_Contents">
      <style:paragraph-properties fo:text-align="justify" style:justify-single-word="false"/>
      <style:text-properties style:font-name="Ubuntu" fo:font-size="18pt" officeooo:rsid="005852a8" officeooo:paragraph-rsid="005852a8" style:font-name-asian="Noto Sans Mono CJK SC" style:font-size-asian="15.75pt" style:font-name-complex="Liberation Mono" style:font-size-complex="18pt"/>
    </style:style>
    <style:style style:name="P29" style:family="paragraph" style:parent-style-name="Table_20_Contents">
      <style:paragraph-properties fo:text-align="justify" style:justify-single-word="false"/>
      <style:text-properties style:font-name="Ubuntu" fo:font-size="16pt" officeooo:rsid="0030320c" officeooo:paragraph-rsid="0030320c" style:font-name-asian="Noto Sans Mono CJK SC" style:font-size-asian="16pt" style:font-name-complex="Liberation Mono" style:font-size-complex="16pt"/>
    </style:style>
    <style:style style:name="P30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220ce" style:font-name-asian="Noto Sans Mono CJK SC" style:font-size-asian="16pt" style:font-name-complex="Liberation Mono" style:font-size-complex="16pt"/>
    </style:style>
    <style:style style:name="P31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90bbc" style:font-name-asian="Noto Sans Mono CJK SC" style:font-size-asian="16pt" style:font-name-complex="Liberation Mono" style:font-size-complex="16pt"/>
    </style:style>
    <style:style style:name="P32" style:family="paragraph" style:parent-style-name="Table_20_Contents">
      <style:paragraph-properties fo:text-align="justify" style:justify-single-word="false"/>
      <style:text-properties style:font-name="Ubuntu" fo:font-size="16pt" officeooo:rsid="00337ff8" officeooo:paragraph-rsid="00337ff8" style:font-name-asian="Noto Sans Mono CJK SC" style:font-size-asian="16pt" style:font-name-complex="Liberation Mono" style:font-size-complex="16pt"/>
    </style:style>
    <style:style style:name="P33" style:family="paragraph" style:parent-style-name="Table_20_Contents">
      <style:paragraph-properties fo:text-align="justify" style:justify-single-word="false"/>
      <style:text-properties style:font-name="Ubuntu" fo:font-size="16pt" officeooo:rsid="0033a55a" officeooo:paragraph-rsid="0033a55a" style:font-name-asian="Noto Sans Mono CJK SC" style:font-size-asian="16pt" style:font-name-complex="Liberation Mono" style:font-size-complex="16pt"/>
    </style:style>
    <style:style style:name="P34" style:family="paragraph" style:parent-style-name="Table_20_Contents">
      <style:paragraph-properties fo:text-align="justify" style:justify-single-word="false"/>
      <style:text-properties style:font-name="Ubuntu" fo:font-size="16pt" officeooo:rsid="0041566b" officeooo:paragraph-rsid="0041566b" style:font-name-asian="Noto Sans Mono CJK SC" style:font-size-asian="16pt" style:font-name-complex="Liberation Mono" style:font-size-complex="16pt"/>
    </style:style>
    <style:style style:name="P35" style:family="paragraph" style:parent-style-name="Preformatted_20_Text">
      <style:paragraph-properties fo:text-align="justify" style:justify-single-word="false"/>
      <style:text-properties officeooo:paragraph-rsid="0013d900"/>
    </style:style>
    <style:style style:name="P36" style:family="paragraph" style:parent-style-name="Preformatted_20_Text">
      <style:paragraph-properties fo:text-align="justify" style:justify-single-word="false"/>
      <style:text-properties officeooo:paragraph-rsid="002e4e38"/>
    </style:style>
    <style:style style:name="P37" style:family="paragraph" style:parent-style-name="Preformatted_20_Text">
      <style:paragraph-properties fo:text-align="justify" style:justify-single-word="false"/>
      <style:text-properties officeooo:paragraph-rsid="001ae10c"/>
    </style:style>
    <style:style style:name="P38" style:family="paragraph" style:parent-style-name="Preformatted_20_Text">
      <style:paragraph-properties fo:text-align="justify" style:justify-single-word="false"/>
      <style:text-properties officeooo:paragraph-rsid="0030320c"/>
    </style:style>
    <style:style style:name="P39" style:family="paragraph" style:parent-style-name="Preformatted_20_Text" style:list-style-name="L15">
      <style:paragraph-properties fo:text-align="justify" style:justify-single-word="false"/>
      <style:text-properties officeooo:paragraph-rsid="0013d900"/>
    </style:style>
    <style:style style:name="P40" style:family="paragraph" style:parent-style-name="Preformatted_20_Text" style:list-style-name="L16">
      <style:paragraph-properties fo:text-align="justify" style:justify-single-word="false"/>
      <style:text-properties officeooo:paragraph-rsid="0025cba6"/>
    </style:style>
    <style:style style:name="P41" style:family="paragraph" style:parent-style-name="Preformatted_20_Text" style:list-style-name="L16">
      <style:paragraph-properties fo:text-align="justify" style:justify-single-word="false"/>
      <style:text-properties officeooo:paragraph-rsid="0027562e"/>
    </style:style>
    <style:style style:name="P42" style:family="paragraph" style:parent-style-name="Preformatted_20_Text" style:list-style-name="L16">
      <style:paragraph-properties fo:text-align="justify" style:justify-single-word="false"/>
      <style:text-properties officeooo:paragraph-rsid="002e4e38"/>
    </style:style>
    <style:style style:name="P43" style:family="paragraph" style:parent-style-name="Preformatted_20_Text" style:list-style-name="L17">
      <style:paragraph-properties fo:text-align="justify" style:justify-single-word="false"/>
      <style:text-properties officeooo:paragraph-rsid="0030320c"/>
    </style:style>
    <style:style style:name="P44" style:family="paragraph" style:parent-style-name="Standard" style:list-style-name="L1">
      <style:text-properties officeooo:paragraph-rsid="000fe733"/>
    </style:style>
    <style:style style:name="P45" style:family="paragraph" style:parent-style-name="Standard" style:list-style-name="L2">
      <style:text-properties style:font-name="Ubuntu" fo:font-size="18pt" officeooo:rsid="000b4aee" officeooo:paragraph-rsid="000b4aee" style:font-size-asian="15.75pt" style:font-size-complex="18pt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47" style:family="paragraph" style:parent-style-name="Standard" style:list-style-name="L4">
      <style:paragraph-properties fo:text-align="justify" style:justify-single-word="false"/>
      <style:text-properties style:font-name="Ubuntu" fo:font-size="18pt" officeooo:rsid="000bda6e" officeooo:paragraph-rsid="000fe733" style:font-size-asian="15.75pt" style:font-size-complex="18pt"/>
    </style:style>
    <style:style style:name="P48" style:family="paragraph" style:parent-style-name="Standard" style:list-style-name="L5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49" style:family="paragraph" style:parent-style-name="Standard" style:list-style-name="L5">
      <style:paragraph-properties fo:text-align="justify" style:justify-single-word="false"/>
      <style:text-properties fo:color="#00a933" style:font-name="Ubuntu" fo:font-size="18pt" officeooo:rsid="000bda6e" officeooo:paragraph-rsid="000bda6e" style:font-size-asian="15.75pt" style:font-size-complex="18pt"/>
    </style:style>
    <style:style style:name="P50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bda6e" officeooo:paragraph-rsid="000bda6e" style:font-size-asian="15.75pt" style:font-size-complex="18pt"/>
    </style:style>
    <style:style style:name="P51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52" style:family="paragraph" style:parent-style-name="Standard" style:list-style-name="L6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53" style:family="paragraph" style:parent-style-name="Standard" style:list-style-name="L7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54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55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6" style:family="paragraph" style:parent-style-name="Standard" style:list-style-name="L9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7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8" style:family="paragraph" style:parent-style-name="Standard" style:list-style-name="L11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9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60" style:family="paragraph" style:parent-style-name="Standard" style:list-style-name="L12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61" style:family="paragraph" style:parent-style-name="Standard" style:list-style-name="L13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62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19f0" style:font-size-asian="15.75pt" style:font-weight-asian="normal" style:font-size-complex="18pt" style:font-weight-complex="normal"/>
    </style:style>
    <style:style style:name="P63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b405" style:font-size-asian="15.75pt" style:font-weight-asian="normal" style:font-size-complex="18pt" style:font-weight-complex="normal"/>
    </style:style>
    <style:style style:name="P64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b405" officeooo:paragraph-rsid="0011b405" style:font-size-asian="15.75pt" style:font-weight-asian="normal" style:font-size-complex="18pt" style:font-weight-complex="normal"/>
    </style:style>
    <style:style style:name="P65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115e" officeooo:paragraph-rsid="0013115e" style:font-size-asian="15.75pt" style:font-weight-asian="normal" style:font-size-complex="18pt" style:font-weight-complex="normal"/>
    </style:style>
    <style:style style:name="P66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67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d900" style:font-size-asian="15.75pt" style:font-weight-asian="normal" style:font-size-complex="18pt" style:font-weight-complex="normal"/>
    </style:style>
    <style:style style:name="P68" style:family="paragraph" style:parent-style-name="Standard" style:list-style-name="L14">
      <style:paragraph-properties fo:text-align="justify" style:justify-single-word="false"/>
      <style:text-properties officeooo:rsid="0011b405" officeooo:paragraph-rsid="0011b405"/>
    </style:style>
    <style:style style:name="P69" style:family="paragraph" style:parent-style-name="Standard" style:list-style-name="L15">
      <style:paragraph-properties fo:text-align="justify" style:justify-single-word="false"/>
      <style:text-properties officeooo:paragraph-rsid="0013d900"/>
    </style:style>
    <style:style style:name="P70" style:family="paragraph" style:parent-style-name="Standard" style:list-style-name="L16"/>
    <style:style style:name="P71" style:family="paragraph" style:parent-style-name="Standard" style:list-style-name="L16">
      <style:text-properties officeooo:paragraph-rsid="00277aad"/>
    </style:style>
    <style:style style:name="P72" style:family="paragraph" style:parent-style-name="Standard" style:list-style-name="L16">
      <style:text-properties officeooo:paragraph-rsid="0028f498"/>
    </style:style>
    <style:style style:name="P73" style:family="paragraph" style:parent-style-name="Standard" style:list-style-name="L16">
      <style:text-properties officeooo:paragraph-rsid="002d9406"/>
    </style:style>
    <style:style style:name="P74" style:family="paragraph" style:parent-style-name="Standard" style:list-style-name="L18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5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6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7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8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372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9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0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cb3b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1" style:family="paragraph" style:parent-style-name="Standard" style:list-style-name="L21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762e5" officeooo:paragraph-rsid="005762e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2" style:family="paragraph" style:parent-style-name="Standard" style:list-style-name="L22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3" style:family="paragraph" style:parent-style-name="Standard" style:list-style-name="L23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4" style:family="paragraph" style:parent-style-name="Standard" style:list-style-name="L24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03d93" officeooo:paragraph-rsid="00503d9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5" style:family="paragraph" style:parent-style-name="Standard" style:list-style-name="L24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03d93" officeooo:paragraph-rsid="005a583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6" style:family="paragraph" style:parent-style-name="Standard" style:list-style-name="L25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1fb5" officeooo:paragraph-rsid="005b1fb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7" style:family="paragraph" style:parent-style-name="Standard" style:list-style-name="L26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6663" officeooo:paragraph-rsid="005b666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6663" officeooo:paragraph-rsid="005b666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9" style:family="paragraph" style:parent-style-name="Standard" style:list-style-name="L20">
      <style:paragraph-properties fo:text-align="justify" style:justify-single-word="false"/>
      <style:text-properties officeooo:rsid="004ca98a" officeooo:paragraph-rsid="004ca98a"/>
    </style:style>
    <style:style style:name="P90" style:family="paragraph" style:parent-style-name="Standard" style:list-style-name="L20">
      <style:paragraph-properties fo:text-align="justify" style:justify-single-word="false"/>
      <style:text-properties officeooo:rsid="004e372d" officeooo:paragraph-rsid="004e372d"/>
    </style:style>
    <style:style style:name="T1" style:family="text">
      <style:text-properties officeooo:rsid="000b4aee"/>
    </style:style>
    <style:style style:name="T2" style:family="text">
      <style:text-properties officeooo:rsid="000fe733"/>
    </style:style>
    <style:style style:name="T3" style:family="text">
      <style:text-properties style:font-name="Ubuntu" fo:font-size="18pt" officeooo:rsid="0009f7ed" style:font-size-asian="15.75pt" style:font-size-complex="18pt"/>
    </style:style>
    <style:style style:name="T4" style:family="text">
      <style:text-properties style:font-name="Ubuntu" fo:font-size="18pt" officeooo:rsid="000b4aee" style:font-size-asian="15.75pt" style:font-size-complex="18pt"/>
    </style:style>
    <style:style style:name="T5" style:family="text">
      <style:text-properties style:font-name="Ubuntu" fo:font-size="18pt" officeooo:rsid="000bda6e" style:font-size-asian="15.75pt" style:font-size-complex="18pt"/>
    </style:style>
    <style:style style:name="T6" style:family="text">
      <style:text-properties style:font-name="Ubuntu" fo:font-size="18pt" style:font-size-asian="18pt" style:font-size-complex="18pt"/>
    </style:style>
    <style:style style:name="T7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" fo:font-size="18pt" fo:font-weight="bold" officeooo:rsid="00277aad" style:font-size-asian="18pt" style:font-weight-asian="bold" style:font-size-complex="18pt" style:font-weight-complex="bold"/>
    </style:style>
    <style:style style:name="T9" style:family="text">
      <style:text-properties style:font-name="Ubuntu" fo:font-size="18pt" fo:font-weight="normal" officeooo:rsid="00277aad" style:font-size-asian="18pt" style:font-weight-asian="normal" style:font-size-complex="18pt" style:font-weight-complex="normal"/>
    </style:style>
    <style:style style:name="T10" style:family="text">
      <style:text-properties style:font-name="Ubuntu" fo:font-size="18pt" fo:font-weight="normal" officeooo:rsid="0028f498" style:font-size-asian="18pt" style:font-weight-asian="normal" style:font-size-complex="18pt" style:font-weight-complex="normal"/>
    </style:style>
    <style:style style:name="T11" style:family="text">
      <style:text-properties style:font-name="Ubuntu" fo:font-size="18pt" fo:font-weight="normal" officeooo:rsid="002d9406" style:font-size-asian="18pt" style:font-weight-asian="normal" style:font-size-complex="18pt" style:font-weight-complex="normal"/>
    </style:style>
    <style:style style:name="T12" style:family="text">
      <style:text-properties officeooo:rsid="001119f0"/>
    </style:style>
    <style:style style:name="T13" style:family="text">
      <style:text-properties fo:color="#111111" style:font-name="Ubuntu" fo:font-size="18pt" fo:font-weight="normal" style:font-size-asian="15.75pt" style:font-weight-asian="normal" style:font-size-complex="18pt" style:font-weight-complex="normal"/>
    </style:style>
    <style:style style:name="T14" style:family="text">
      <style:text-properties fo:color="#111111" style:font-name="Ubuntu" fo:font-size="18pt" fo:font-weight="normal" officeooo:rsid="001119f0" style:font-size-asian="15.75pt" style:font-weight-asian="normal" style:font-size-complex="18pt" style:font-weight-complex="normal"/>
    </style:style>
    <style:style style:name="T15" style:family="text">
      <style:text-properties officeooo:rsid="0013d900"/>
    </style:style>
    <style:style style:name="T16" style:family="text">
      <style:text-properties fo:font-variant="normal" fo:text-transform="none" style:font-name="Consolas" fo:font-size="11pt" fo:letter-spacing="normal" fo:font-style="normal" fo:font-weight="normal" officeooo:rsid="0013d900" loext:padding="0cm" loext:border="none"/>
    </style:style>
    <style:style style:name="T17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 loext:padding="0cm" loext:border="none"/>
    </style:style>
    <style:style style:name="T18" style:family="text">
      <style:text-properties fo:font-variant="normal" fo:text-transform="none" style:font-name="Ubuntu" fo:font-size="14pt" fo:letter-spacing="normal" fo:font-style="normal" fo:font-weight="normal" officeooo:rsid="0013d900" style:font-size-asian="14pt" style:font-size-complex="14pt" loext:padding="0cm" loext:border="none"/>
    </style:style>
    <style:style style:name="T19" style:family="text">
      <style:text-properties fo:font-variant="normal" fo:text-transform="none" style:font-name="Ubuntu" fo:font-size="32pt" fo:letter-spacing="normal" fo:font-style="normal" fo:font-weight="bold" officeooo:rsid="0013d900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Ubuntu" fo:font-size="18pt" fo:letter-spacing="normal" fo:font-style="normal" fo:font-weight="normal" officeooo:rsid="001ae10c" style:font-size-asian="15.75pt" style:font-weight-asian="normal" style:font-size-complex="18pt" style:font-weight-complex="normal" loext:padding="0cm" loext:border="none"/>
    </style:style>
    <style:style style:name="T21" style:family="text">
      <style:text-properties fo:font-variant="normal" fo:text-transform="none" style:font-name="Ubuntu" fo:font-size="18pt" fo:letter-spacing="normal" fo:font-style="normal" fo:font-weight="normal" officeooo:rsid="0025cba6" style:font-size-asian="15.75pt" style:font-weight-asian="normal" style:font-size-complex="18pt" style:font-weight-complex="normal" loext:padding="0cm" loext:border="none"/>
    </style:style>
    <style:style style:name="T22" style:family="text">
      <style:text-properties fo:font-variant="normal" fo:text-transform="none" style:font-name="Ubuntu" fo:font-size="18pt" fo:letter-spacing="normal" fo:font-style="normal" fo:font-weight="normal" officeooo:rsid="0027562e" style:font-size-asian="15.75pt" style:font-weight-asian="normal" style:font-size-complex="18pt" style:font-weight-complex="normal" loext:padding="0cm" loext:border="none"/>
    </style:style>
    <style:style style:name="T23" style:family="text">
      <style:text-properties fo:font-variant="normal" fo:text-transform="none" style:font-name="Ubuntu" fo:font-size="18pt" fo:letter-spacing="normal" fo:font-style="normal" fo:font-weight="normal" officeooo:rsid="002e4e38" style:font-size-asian="15.75pt" style:font-weight-asian="normal" style:font-size-complex="18pt" style:font-weight-complex="normal" loext:padding="0cm" loext:border="none"/>
    </style:style>
    <style:style style:name="T24" style:family="text">
      <style:text-properties fo:font-variant="normal" fo:text-transform="none" style:font-name="Ubuntu" fo:font-size="18pt" fo:letter-spacing="normal" fo:font-style="normal" fo:font-weight="normal" officeooo:rsid="0030320c" style:font-size-asian="15.75pt" style:font-weight-asian="normal" style:font-size-complex="18pt" style:font-weight-complex="normal" loext:padding="0cm" loext:border="none"/>
    </style:style>
    <style:style style:name="T25" style:family="text">
      <style:text-properties fo:font-variant="normal" fo:text-transform="none" style:font-name="Ubuntu" fo:font-size="18pt" fo:letter-spacing="normal" fo:font-style="normal" fo:font-weight="bold" officeooo:rsid="001ae10c" style:font-size-asian="15.75pt" style:font-weight-asian="bold" style:font-size-complex="18pt" style:font-weight-complex="bold" loext:padding="0cm" loext:border="none"/>
    </style:style>
    <style:style style:name="T26" style:family="text">
      <style:text-properties fo:font-variant="normal" fo:text-transform="none" fo:color="#111111" style:font-name="Ubuntu" fo:font-size="18pt" fo:letter-spacing="normal" fo:font-style="normal" fo:font-weight="normal" officeooo: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7" style:family="text">
      <style:text-properties fo:font-variant="normal" fo:text-transform="none" fo:color="#111111" style:font-name="Ubuntu" fo:font-size="18pt" fo:letter-spacing="normal" fo:font-style="normal" fo:font-weight="normal" officeooo: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8" style:family="text">
      <style:text-properties fo:font-variant="normal" fo:text-transform="none" fo:color="#111111" style:font-name="Ubuntu" fo:font-size="18pt" fo:letter-spacing="normal" fo:font-style="normal" fo:font-weight="normal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9" style:family="text">
      <style:text-properties fo:font-variant="normal" fo:text-transform="none" fo:color="#111111" style:font-name="Ubuntu" fo:font-size="18pt" fo:letter-spacing="normal" fo:font-style="normal" fo:font-weight="normal" officeooo:rsid="004e372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0" style:family="text">
      <style:text-properties fo:font-variant="normal" fo:text-transform="none" fo:color="#111111" style:font-name="Ubuntu" fo:font-size="18pt" fo:letter-spacing="normal" fo:font-style="normal" fo:font-weight="normal" officeooo: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1" style:family="text">
      <style:text-properties officeooo:rsid="00390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Basics of Python Programming:</text:p>
      <text:list xml:id="list3404100094" text:style-name="L1">
        <text:list-item>
          <text:p text:style-name="P44"><text:span text:style-name="T3">format(</text:span><text:span text:style-name="T4">v</text:span><text:span text:style-name="T3">alue,format_specifier)</text:span></text:p>
        </text:list-item>
      </text:list>
      <text:p text:style-name="P3"><text:tab/> <text:s/><text:span text:style-name="T1">format_specifier:</text:span></text:p>
      <text:list xml:id="list2545193118" text:style-name="L2">
        <text:list-item>
          <text:p text:style-name="P45">‘&lt;’ :Left Justify</text:p>
        </text:list-item>
        <text:list-item>
          <text:p text:style-name="P45">‘&gt;’ :Right Justify.</text:p>
        </text:list-item>
        <text:list-item>
          <text:p text:style-name="P45">‘^’ :central align.</text:p>
        </text:list-item>
      </text:list>
      <text:list xml:id="list350391945" text:style-name="L3">
        <text:list-item>
          <text:p text:style-name="P46">Reserved words:</text:p>
        </text:list-item>
      </text:list>
      <text:p text:style-name="P6"><text:span text:style-name="T4"><text:tab/><text:tab/>In any programming language there will certain <text:tab/><text:tab/><text:tab/>words with predefined meaning those words are <text:tab/><text:tab/>called as Reserved words or key words.</text:span><text:span text:style-name="T5">All python <text:tab/><text:tab/>contains lower keywords.</text:span></text:p>
      <text:list xml:id="list971322413" text:style-name="L4">
        <text:list-item>
          <text:p text:style-name="P47">List of keywords</text:p>
        </text:list-item>
      </text:list>
      <text:p text:style-name="P4"><text:tab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and</text:p>
          </table:table-cell>
          <table:table-cell table:style-name="Table1.A1" office:value-type="string">
            <text:p text:style-name="P25">assert</text:p>
          </table:table-cell>
          <table:table-cell table:style-name="Table1.A1" office:value-type="string">
            <text:p text:style-name="P25">break</text:p>
          </table:table-cell>
          <table:table-cell table:style-name="Table1.A1" office:value-type="string">
            <text:p text:style-name="P25">class</text:p>
          </table:table-cell>
          <table:table-cell table:style-name="Table1.A1" office:value-type="string">
            <text:p text:style-name="P25">continue </text:p>
          </table:table-cell>
          <table:table-cell table:style-name="Table1.F1" office:value-type="string">
            <text:p text:style-name="P25">def</text:p>
          </table:table-cell>
        </table:table-row>
        <table:table-row>
          <table:table-cell table:style-name="Table1.A2" office:value-type="string">
            <text:p text:style-name="P25">else</text:p>
          </table:table-cell>
          <table:table-cell table:style-name="Table1.A2" office:value-type="string">
            <text:p text:style-name="P25">elif</text:p>
          </table:table-cell>
          <table:table-cell table:style-name="Table1.A2" office:value-type="string">
            <text:p text:style-name="P25">del</text:p>
          </table:table-cell>
          <table:table-cell table:style-name="Table1.A2" office:value-type="string">
            <text:p text:style-name="P25">except</text:p>
          </table:table-cell>
          <table:table-cell table:style-name="Table1.A2" office:value-type="string">
            <text:p text:style-name="P25">exce</text:p>
          </table:table-cell>
          <table:table-cell table:style-name="Table1.F2" office:value-type="string">
            <text:p text:style-name="P25">finally</text:p>
          </table:table-cell>
        </table:table-row>
        <table:table-row>
          <table:table-cell table:style-name="Table1.A2" office:value-type="string">
            <text:p text:style-name="P25">for </text:p>
          </table:table-cell>
          <table:table-cell table:style-name="Table1.A2" office:value-type="string">
            <text:p text:style-name="P25">from</text:p>
          </table:table-cell>
          <table:table-cell table:style-name="Table1.A2" office:value-type="string">
            <text:p text:style-name="P25">global</text:p>
          </table:table-cell>
          <table:table-cell table:style-name="Table1.A2" office:value-type="string">
            <text:p text:style-name="P25">if</text:p>
          </table:table-cell>
          <table:table-cell table:style-name="Table1.A2" office:value-type="string">
            <text:p text:style-name="P25">import</text:p>
          </table:table-cell>
          <table:table-cell table:style-name="Table1.F2" office:value-type="string">
            <text:p text:style-name="P25">in </text:p>
          </table:table-cell>
        </table:table-row>
        <table:table-row>
          <table:table-cell table:style-name="Table1.A2" office:value-type="string">
            <text:p text:style-name="P25">is</text:p>
          </table:table-cell>
          <table:table-cell table:style-name="Table1.A2" office:value-type="string">
            <text:p text:style-name="P25">lambda</text:p>
          </table:table-cell>
          <table:table-cell table:style-name="Table1.A2" office:value-type="string">
            <text:p text:style-name="P25">not</text:p>
          </table:table-cell>
          <table:table-cell table:style-name="Table1.A2" office:value-type="string">
            <text:p text:style-name="P25">or</text:p>
          </table:table-cell>
          <table:table-cell table:style-name="Table1.A2" office:value-type="string">
            <text:p text:style-name="P25">pass </text:p>
          </table:table-cell>
          <table:table-cell table:style-name="Table1.F2" office:value-type="string">
            <text:p text:style-name="P25">print</text:p>
          </table:table-cell>
        </table:table-row>
        <table:table-row>
          <table:table-cell table:style-name="Table1.A2" office:value-type="string">
            <text:p text:style-name="P25">raise</text:p>
          </table:table-cell>
          <table:table-cell table:style-name="Table1.A2" office:value-type="string">
            <text:p text:style-name="P25">return </text:p>
          </table:table-cell>
          <table:table-cell table:style-name="Table1.A2" office:value-type="string">
            <text:p text:style-name="P25">try</text:p>
          </table:table-cell>
          <table:table-cell table:style-name="Table1.A2" office:value-type="string">
            <text:p text:style-name="P25">while</text:p>
          </table:table-cell>
          <table:table-cell table:style-name="Table1.A2" office:value-type="string">
            <text:p text:style-name="P25">with</text:p>
          </table:table-cell>
          <table:table-cell table:style-name="Table1.F2" office:value-type="string">
            <text:p text:style-name="P25">yield</text:p>
          </table:table-cell>
        </table:table-row>
      </table:table>
      <text:p text:style-name="P4"/>
      <text:list xml:id="list946653401" text:style-name="L5">
        <text:list-item>
          <text:p text:style-name="P48">All the statments inside block should be at same indentation level</text:p>
        </text:list-item>
        <text:list-item>
          <text:p text:style-name="P48">Operators and Expression:</text:p>
          <text:list>
            <text:list-item>
              <text:p text:style-name="P48">Arithmetic Oprators</text:p>
            </text:list-item>
            <text:list-item>
              <text:p text:style-name="P48">Relational Operators</text:p>
            </text:list-item>
            <text:list-item>
              <text:p text:style-name="P48">Assignment Operators.</text:p>
            </text:list-item>
            <text:list-item>
              <text:p text:style-name="P48">Logical Operators.</text:p>
            </text:list-item>
            <text:list-item>
              <text:p text:style-name="P48">Unary Operators.</text:p>
            </text:list-item>
            <text:list-item>
              <text:p text:style-name="P48">Bitwise Operators.</text:p>
            </text:list-item>
            <text:list-item>
              <text:p text:style-name="P49">Membership Operators.</text:p>
            </text:list-item>
            <text:list-item>
              <text:p text:style-name="P49"><text:soft-page-break/>Identity Operators.</text:p>
            </text:list-item>
          </text:list>
        </text:list-item>
        <text:list-item>
          <text:p text:style-name="P50">Bitwise operator can not be applied to float and double variables.</text:p>
        </text:list-item>
        <text:list-item>
          <text:p text:style-name="P50">Membership Operator:</text:p>
          <text:list>
            <text:list-item>
              <text:p text:style-name="P50">in</text:p>
            </text:list-item>
            <text:list-item>
              <text:p text:style-name="P50">not in</text:p>
            </text:list-item>
          </text:list>
        </text:list-item>
        <text:list-item>
          <text:p text:style-name="P50">Identity operator:</text:p>
          <text:list>
            <text:list-item>
              <text:p text:style-name="P50">is</text:p>
            </text:list-item>
            <text:list-item>
              <text:p text:style-name="P50">is not</text:p>
            </text:list-item>
          </text:list>
        </text:list-item>
        <text:list-item>
          <text:p text:style-name="P51">Expression is legal combination of symbols(like variables,constants and operators) that represent a value</text:p>
        </text:list-item>
        <text:list-item>
          <text:p text:style-name="P51">Python support different type of expression</text:p>
          <text:list>
            <text:list-item>
              <text:p text:style-name="P51">Based on position of operator:</text:p>
            </text:list-item>
          </text:list>
        </text:list-item>
      </text:list>
      <text:list xml:id="list325623004" text:style-name="L6">
        <text:list-item>
          <text:list>
            <text:list-item>
              <text:p text:style-name="P52">Infix Expression : </text:p>
              <text:list>
                <text:list-header>
                  <text:p text:style-name="P52">operator placed in between operands</text:p>
                </text:list-header>
              </text:list>
            </text:list-item>
            <text:list-item>
              <text:p text:style-name="P52">Postfix Expression:</text:p>
              <text:list>
                <text:list-header>
                  <text:p text:style-name="P52">operator placed before operands</text:p>
                </text:list-header>
              </text:list>
            </text:list-item>
            <text:list-item>
              <text:p text:style-name="P52">Prefix Expression</text:p>
              <text:list>
                <text:list-header>
                  <text:p text:style-name="P52">operator placed after operand</text:p>
                </text:list-header>
              </text:list>
            </text:list-item>
          </text:list>
        </text:list-item>
      </text:list>
      <text:list xml:id="list104615603161496" text:continue-list="list946653401" text:style-name="L5">
        <text:list-item>
          <text:list>
            <text:list-item>
              <text:p text:style-name="P51">Based on the data type of the result after evaluating the expression</text:p>
            </text:list-item>
          </text:list>
        </text:list-item>
      </text:list>
      <text:list xml:id="list3941541613" text:style-name="L7">
        <text:list-item>
          <text:list>
            <text:list-item>
              <text:p text:style-name="P53">Constant Expression</text:p>
            </text:list-item>
            <text:list-item>
              <text:p text:style-name="P53">FloatingPoint Expression</text:p>
            </text:list-item>
            <text:list-item>
              <text:p text:style-name="P53">Relational Expression</text:p>
            </text:list-item>
            <text:list-item>
              <text:p text:style-name="P53">Logical Expression</text:p>
            </text:list-item>
            <text:list-item>
              <text:p text:style-name="P53">Bitwise Expression</text:p>
            </text:list-item>
            <text:list-item>
              <text:p text:style-name="P53">Assignment Expression</text:p>
            </text:list-item>
          </text:list>
        </text:list-item>
      </text:list>
      <text:list xml:id="list975287184" text:style-name="L8">
        <text:list-item>
          <text:p text:style-name="P54">String Operations</text:p>
          <text:list>
            <text:list-item>
              <text:p text:style-name="P54">Concatenation</text:p>
            </text:list-item>
            <text:list-item>
              <text:p text:style-name="P54">Repetition</text:p>
              <text:list>
                <text:list-item>
                  <text:p text:style-name="P54"><text:soft-page-break/>Multiply a string with a number , the order of string and integer doesn’t matter ,but string usually comes first.</text:p>
                  <text:list>
                    <text:list-item>
                      <text:p text:style-name="P54">11 * format('Hello ','*^20').split('*'*15)</text:p>
                    </text:list-item>
                  </text:list>
                </text:list-item>
              </text:list>
            </text:list-item>
            <text:list-item>
              <text:p text:style-name="P55">Slicing</text:p>
              <text:list>
                <text:list-item>
                  <text:p text:style-name="P55">extract substring using slice operator [] or [:]</text:p>
                </text:list-item>
              </text:list>
            </text:list-item>
          </text:list>
        </text:list-item>
      </text:list>
      <text:p text:style-name="P9"/>
      <text:p text:style-name="P9"/>
      <text:list xml:id="list104616457704840" text:continue-numbering="true" text:style-name="L8">
        <text:list-item>
          <text:p text:style-name="P55">Other Data Types:</text:p>
          <text:list>
            <text:list-item>
              <text:p text:style-name="P55">List:</text:p>
            </text:list-item>
          </text:list>
        </text:list-item>
      </text:list>
      <text:list xml:id="list2898114440" text:style-name="L9">
        <text:list-item>
          <text:p text:style-name="P56">list is similar to an array where in array contains same data type values but in list can have values of different type</text:p>
        </text:list-item>
        <text:list-item>
          <text:p text:style-name="P56"><text:span text:style-name="T2">V</text:span>alues are separated by commas enclosed in <text:span text:style-name="T2">( </text:span>[ ] <text:span text:style-name="T2">)</text:span></text:p>
        </text:list-item>
      </text:list>
      <text:list xml:id="list104614896591300" text:continue-list="list104616457704840" text:style-name="L8">
        <text:list-item>
          <text:list>
            <text:list-item>
              <text:p text:style-name="P55">Dictonary:</text:p>
            </text:list-item>
          </text:list>
        </text:list-item>
      </text:list>
      <text:list xml:id="list3316549430" text:style-name="L10">
        <text:list-item>
          <text:list>
            <text:list-item>
              <text:p text:style-name="P57">k<text:span text:style-name="T2">e</text:span>y-value pairs.</text:p>
            </text:list-item>
            <text:list-item>
              <text:p text:style-name="P59">The key-value pair can be enclosed in ( { } )</text:p>
            </text:list-item>
          </text:list>
        </text:list-item>
      </text:list>
      <text:list xml:id="list104616341663973" text:continue-list="list104614896591300" text:style-name="L8">
        <text:list-item>
          <text:list>
            <text:list-item>
              <text:p text:style-name="P55">Tuple:</text:p>
            </text:list-item>
          </text:list>
        </text:list-item>
      </text:list>
      <text:list xml:id="list3819310590" text:style-name="L11">
        <text:list-item>
          <text:p text:style-name="P58">Tuple is read only data-type.</text:p>
        </text:list-item>
        <text:list-item>
          <text:p text:style-name="P58">values are separated by commas and enclosed with in paranthesis <text:span text:style-name="T2">( </text:span>( ) <text:span text:style-name="T2">).</text:span></text:p>
        </text:list-item>
      </text:list>
      <text:list xml:id="list159179190" text:style-name="L12">
        <text:list-item>
          <text:p text:style-name="P60">Converting value from one type to another type.</text:p>
        </text:list-item>
        <text:list-item>
          <text:p text:style-name="P60">Type Casting:</text:p>
        </text:list-item>
      </text:list>
      <text:p text:style-name="P10"><text:tab/><text:tab/>Explicit conversion from one type to another.</text:p>
      <text:list xml:id="list2640587284" text:style-name="L13">
        <text:list-item>
          <text:p text:style-name="P61">Type Coe<text:span text:style-name="T12">r</text:span>cion:</text:p>
          <text:list>
            <text:list-item>
              <text:list>
                <text:list-header>
                  <text:p text:style-name="P61">Implicit converion from one type to another.</text:p>
                </text:list-header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2"><text:soft-page-break/>Decision Control Statments:</text:p>
      <text:list xml:id="list48598314" text:style-name="L14">
        <text:list-item>
          <text:p text:style-name="P62">The three fundamental methods of control flow in any programming language are</text:p>
          <text:list>
            <text:list-item>
              <text:p text:style-name="P62">Sequential</text:p>
            </text:list-item>
            <text:list-item>
              <text:p text:style-name="P62">Selection</text:p>
            </text:list-item>
            <text:list-item>
              <text:p text:style-name="P62">Iterative</text:p>
            </text:list-item>
          </text:list>
        </text:list-item>
        <text:list-item>
          <text:p text:style-name="P62">Selection/Conditional Branching Statments:</text:p>
          <text:list>
            <text:list-item>
              <text:p text:style-name="P62">if statment</text:p>
            </text:list-item>
            <text:list-item>
              <text:p text:style-name="P62">if-else statment</text:p>
            </text:list-item>
            <text:list-item>
              <text:p text:style-name="P62">Nested if statment</text:p>
            </text:list-item>
            <text:list-item>
              <text:p text:style-name="P63">if – elif – else statment</text:p>
            </text:list-item>
          </text:list>
        </text:list-item>
        <text:list-item>
          <text:p text:style-name="P68"><text:span text:style-name="T14">I</text:span><text:span text:style-name="T13">terative / Basic Looping Statments:</text:span></text:p>
          <text:list>
            <text:list-item>
              <text:p text:style-name="P64">while loop</text:p>
            </text:list-item>
            <text:list-item>
              <text:p text:style-name="P64">for loop</text:p>
            </text:list-item>
          </text:list>
        </text:list-item>
        <text:list-item>
          <text:p text:style-name="P64">loops can be of different types</text:p>
          <text:list>
            <text:list-item>
              <text:p text:style-name="P64">entry-controlled(pre-test)</text:p>
            </text:list-item>
            <text:list-item>
              <text:p text:style-name="P64">exit-controlled(post-test)</text:p>
            </text:list-item>
            <text:list-item>
              <text:p text:style-name="P64">counter-controlled:</text:p>
              <text:list>
                <text:list-header>
                  <text:p text:style-name="P65">Number of times the loop has to be executed is known in advance</text:p>
                </text:list-header>
              </text:list>
            </text:list-item>
            <text:list-item>
              <text:p text:style-name="P64">condition-controlled(sentinel-controlled)</text:p>
              <text:list>
                <text:list-header>
                  <text:p text:style-name="P65">Number of times the loop has to be executed is not know in advance</text:p>
                </text:list-header>
              </text:list>
            </text:list-item>
          </text:list>
        </text:list-item>
        <text:list-item>
          <text:p text:style-name="P66">break</text:p>
          <text:list>
            <text:list-item>
              <text:p text:style-name="P66">The break statment is used to terminate the execution of the nearest enclosing loop which it appears.</text:p>
            </text:list-item>
            <text:list-item>
              <text:p text:style-name="P66">Using break or continue out side loop causes an error.</text:p>
            </text:list-item>
          </text:list>
        </text:list-item>
        <text:list-item>
          <text:p text:style-name="P66">continue</text:p>
          <text:list>
            <text:list-item>
              <text:p text:style-name="P66"><text:soft-page-break/>The continue statment stops the current iteration and continue with next one.</text:p>
            </text:list-item>
          </text:list>
        </text:list-item>
      </text:list>
      <text:p text:style-name="P11"/>
      <text:p text:style-name="P11"/>
      <text:list xml:id="list104615884548056" text:continue-numbering="true" text:style-name="L14">
        <text:list-item>
          <text:p text:style-name="P66">pass</text:p>
          <text:list>
            <text:list-item>
              <text:p text:style-name="P67">pass statment is used when statment is requried syntactically but no command has to be execute<text:span text:style-name="T15">d</text:span></text:p>
              <text:p text:style-name="P67"><text:s/></text:p>
            </text:list-item>
          </text:list>
        </text:list-item>
      </text:list>
      <text:list xml:id="list2679201642" text:style-name="L15">
        <text:list-item>
          <text:p text:style-name="P69"><text:span text:style-name="Source_20_Text"><text:span text:style-name="T17">python -m calendar [YEAR] : </text:span></text:span><text:span text:style-name="Source_20_Text"><text:span text:style-name="T18">Command to display calendar in cmd or terminal</text:span></text:span></text:p>
        </text:list-item>
        <text:list-item>
          <text:p text:style-name="P39"><text:span text:style-name="Source_20_Text"><text:span text:style-name="T18">python -m calendar [YEAR] [MONTH]: Command to display motnth in cmd or temonal</text:span></text:span></text:p>
        </text:list-item>
      </text:list>
      <text:p text:style-name="P35"><text:span text:style-name="Source_20_Text"><text:span text:style-name="T18"/></text:span></text:p>
      <text:p text:style-name="P35"><text:span text:style-name="Source_20_Text"><text:span text:style-name="T19">Funtions and Modules:</text:span></text:span></text:p>
      <text:list xml:id="list3195274337" text:style-name="L16">
        <text:list-item>
          <text:p text:style-name="P70"><text:span text:style-name="Source_20_Text"><text:span text:style-name="T6">A function is a block of organized and reuseable program code that perform a single,specific,and well-defined task.</text:span></text:span></text:p>
        </text:list-item>
        <text:list-item>
          <text:p text:style-name="P70"><text:span text:style-name="Source_20_Text"><text:span text:style-name="T6">Function header and function body</text:span></text:span></text:p>
        </text:list-item>
        <text:list-item>
          <text:p text:style-name="P70"><text:span text:style-name="Source_20_Text"><text:span text:style-name="T6">Before calling a function , you must define it just as you assign variables before using them.</text:span></text:span></text:p>
        </text:list-item>
        <text:list-item>
          <text:p text:style-name="P70"><text:span text:style-name="Source_20_Text"><text:span text:style-name="T6">List of variables used in function call know as actual parameters list.The actual parameter list may be names,expression,contants</text:span></text:span></text:p>
        </text:list-item>
        <text:list-item>
          <text:p text:style-name="P70"><text:span text:style-name="Source_20_Text"><text:span text:style-name="T6">Variable scope and lifetime:</text:span></text:span></text:p>
          <text:list>
            <text:list-item>
              <text:p text:style-name="P70"><text:span text:style-name="Source_20_Text"><text:span text:style-name="T25">Scope of the variable:</text:span></text:span><text:span text:style-name="Source_20_Text"><text:span text:style-name="T20"> Part of the program in which variable is accessible is called scope of a variable.</text:span></text:span></text:p>
            </text:list-item>
            <text:list-item>
              <text:p text:style-name="P70"><text:span text:style-name="Source_20_Text"><text:span text:style-name="T25">Life time of variable:</text:span></text:span><text:span text:style-name="Source_20_Text"><text:span text:style-name="T20"> Duration for which variable exists is called lifetime.</text:span></text:span></text:p>
            </text:list-item>
          </text:list>
        </text:list-item>
        <text:list-item>
          <text:p text:style-name="P40"><text:span text:style-name="Source_20_Text"><text:span text:style-name="T21">Global and local variables</text:span></text:span></text:p>
          <text:list>
            <text:list-item>
              <text:p text:style-name="P40"><text:span text:style-name="Source_20_Text"><text:span text:style-name="T21">Global variables can be accessed throughout the program.</text:span></text:span></text:p>
            </text:list-item>
            <text:list-item>
              <text:p text:style-name="P40"><text:soft-page-break/><text:span text:style-name="Source_20_Text"><text:span text:style-name="T21">Local variable can be accessed from the point of its definiition until end of the block in which it is defined.</text:span></text:span></text:p>
            </text:list-item>
          </text:list>
        </text:list-item>
        <text:list-item>
          <text:p text:style-name="P41"><text:span text:style-name="Source_20_Text"><text:span text:style-name="T22">To define a variable defined inside a function as global,you must use global stament.</text:span></text:span></text:p>
        </text:list-item>
        <text:list-item>
          <text:p text:style-name="P41"><text:span text:style-name="Source_20_Text"><text:span text:style-name="T22">More on Defining Functions:</text:span></text:span></text:p>
          <text:list>
            <text:list-item>
              <text:p text:style-name="P41"><text:span text:style-name="Source_20_Text"><text:span text:style-name="T22">Requried Arguments</text:span></text:span></text:p>
            </text:list-item>
            <text:list-item>
              <text:p text:style-name="P41"><text:span text:style-name="Source_20_Text"><text:span text:style-name="T22">Keyword Arguments</text:span></text:span></text:p>
            </text:list-item>
            <text:list-item>
              <text:p text:style-name="P41"><text:span text:style-name="Source_20_Text"><text:span text:style-name="T22">Default Arguments</text:span></text:span></text:p>
            </text:list-item>
            <text:list-item>
              <text:p text:style-name="P41"><text:span text:style-name="Source_20_Text"><text:span text:style-name="T22">Variable-length Arguments</text:span></text:span></text:p>
            </text:list-item>
          </text:list>
        </text:list-item>
        <text:list-item>
          <text:p text:style-name="P42"><text:span text:style-name="Source_20_Text"><text:span text:style-name="T23">In nested function ,the inner function can access variables defined in both outer as well as inner but outer function can access variables defined only in outer function.</text:span></text:span></text:p>
        </text:list-item>
      </text:list>
      <text:p text:style-name="P36"><text:span text:style-name="Source_20_Text"><text:span text:style-name="T23"/></text:span></text:p>
      <text:list xml:id="list104615210769844" text:continue-numbering="true" text:style-name="L16">
        <text:list-item>
          <text:p text:style-name="P70"><text:span text:style-name="Source_20_Text"><text:span text:style-name="T7">Lambda </text:span></text:span><text:span text:style-name="Source_20_Text"><text:span text:style-name="T8">function:</text:span></text:span></text:p>
          <text:list>
            <text:list-item>
              <text:p text:style-name="P71"><text:span text:style-name="Source_20_Text"><text:span text:style-name="T9">lambda function or anonymous function are so called because they are not declared as other function using def keyword.</text:span></text:span></text:p>
              <text:list>
                <text:list-item>
                  <text:p text:style-name="P71"><text:span text:style-name="Source_20_Text"><text:span text:style-name="T9">Lambda function can not access </text:span></text:span><text:span text:style-name="Source_20_Text"><text:span text:style-name="T8">global variables</text:span></text:span><text:span text:style-name="Source_20_Text"><text:span text:style-name="T9"> </text:span></text:span></text:p>
                </text:list-item>
                <text:list-item>
                  <text:p text:style-name="P71"><text:span text:style-name="Source_20_Text"><text:span text:style-name="T9">Lambda function has no name.</text:span></text:span></text:p>
                </text:list-item>
                <text:list-item>
                  <text:p text:style-name="P71"><text:span text:style-name="Source_20_Text"><text:span text:style-name="T9">Lambda function can take any number of arguments.</text:span></text:span></text:p>
                </text:list-item>
                <text:list-item>
                  <text:p text:style-name="P71"><text:span text:style-name="Source_20_Text"><text:span text:style-name="T9">Lambda function returns only one value as an expression.</text:span></text:span></text:p>
                </text:list-item>
                <text:list-item>
                  <text:p text:style-name="P71"><text:span text:style-name="Source_20_Text"><text:span text:style-name="T9">Lambda function does not have explicit </text:span></text:span><text:span text:style-name="Source_20_Text"><text:span text:style-name="T8">return</text:span></text:span><text:span text:style-name="Source_20_Text"><text:span text:style-name="T9"> statment.</text:span></text:span></text:p>
                </text:list-item>
              </text:list>
            </text:list-item>
          </text:list>
        </text:list-item>
        <text:list-item>
          <text:p text:style-name="P72"><text:span text:style-name="Source_20_Text"><text:span text:style-name="T10">Modules</text:span></text:span></text:p>
          <text:list>
            <text:list-item>
              <text:list>
                <text:list-item>
                  <text:p text:style-name="P73"><text:span text:style-name="Source_20_Text"><text:span text:style-name="T11">Modules are pre-written pieces of code that are used to peform common task like generating random numbers , performing mathematical operations etc.</text:span></text:span></text:p>
                </text:list-item>
              </text:list>
            </text:list-item>
            <text:list-item>
              <text:p text:style-name="P72"><text:soft-page-break/><text:span text:style-name="Source_20_Text"><text:span text:style-name="T10">import sys</text:span></text:span></text:p>
            </text:list-item>
            <text:list-item>
              <text:p text:style-name="P72"><text:span text:style-name="Source_20_Text"><text:span text:style-name="T10">sys.path</text:span></text:span></text:p>
            </text:list-item>
            <text:list-item>
              <text:p text:style-name="P72"><text:span text:style-name="Source_20_Text"><text:span text:style-name="T10">sys.argv: command line argumnets</text:span></text:span></text:p>
            </text:list-item>
          </text:list>
        </text:list-item>
      </text:list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8"><text:span text:style-name="Source_20_Text"><text:span text:style-name="T24">Strings:</text:span></text:span></text:p>
      <text:list xml:id="list674283463" text:style-name="L17">
        <text:list-item>
          <text:p text:style-name="P43"><text:span text:style-name="Source_20_Text"><text:span text:style-name="T24">Python Strings are immutable that means once created they cannot be changed.</text:span></text:span></text:p>
        </text:list-item>
        <text:list-item>
          <text:p text:style-name="P43"><text:span text:style-name="Source_20_Text"><text:span text:style-name="T24">A string Formating Operator (%)</text:span></text:span></text:p>
          <text:p text:style-name="P43"><text:span text:style-name="Source_20_Text"><text:span text:style-name="T24"/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Funtction</text:p>
            <text:p text:style-name="P29"/>
          </table:table-cell>
          <table:table-cell table:style-name="Table2.B1" office:value-type="string">
            <text:p text:style-name="P29">Usage</text:p>
            <text:p text:style-name="P29"/>
          </table:table-cell>
        </table:table-row>
        <table:table-row>
          <table:table-cell table:style-name="Table2.A2" office:value-type="string">
            <text:p text:style-name="P29">capitalize()</text:p>
          </table:table-cell>
          <table:table-cell table:style-name="Table2.B2" office:value-type="string">
            <text:p text:style-name="P29"/>
            <text:p text:style-name="P29">Used to capitalize first letter of a string</text:p>
            <text:p text:style-name="P29"/>
          </table:table-cell>
        </table:table-row>
        <table:table-row>
          <table:table-cell table:style-name="Table2.A2" office:value-type="string">
            <text:p text:style-name="P29">center(width,fillchar)</text:p>
          </table:table-cell>
          <table:table-cell table:style-name="Table2.B2" office:value-type="string">
            <text:p text:style-name="P29"/>
            <text:p text:style-name="P29">Returns a string with the original string centeredto a total width columns and filled with fillchar in cloumns that not have characters.</text:p>
            <text:p text:style-name="P29"/>
          </table:table-cell>
        </table:table-row>
        <table:table-row>
          <table:table-cell table:style-name="Table2.A2" office:value-type="string">
            <text:p text:style-name="P30">count(str,beg,end)</text:p>
          </table:table-cell>
          <table:table-cell table:style-name="Table2.B2" office:value-type="string">
            <text:p text:style-name="P30"/>
            <text:p text:style-name="P30">Counts number of times str occur in a string,you can specify the beginning and ending values.</text:p>
            <text:p text:style-name="P30"/>
          </table:table-cell>
        </table:table-row>
        <table:table-row>
          <table:table-cell table:style-name="Table2.A2" office:value-type="string">
            <text:p text:style-name="P30">endswith(suffux,beg,end)</text:p>
          </table:table-cell>
          <table:table-cell table:style-name="Table2.B2" office:value-type="string">
            <text:p text:style-name="P30"/>
            <text:p text:style-name="P30">Check if the string ends with suffix if yes return True else False</text:p>
            <text:p text:style-name="P30"/>
          </table:table-cell>
        </table:table-row>
        <text:soft-page-break/>
        <table:table-row>
          <table:table-cell table:style-name="Table2.A2" office:value-type="string">
            <text:p text:style-name="P30">startswith(suffix,beg,end)</text:p>
          </table:table-cell>
          <table:table-cell table:style-name="Table2.B2" office:value-type="string">
            <text:p text:style-name="P30"/>
            <text:p text:style-name="P30">Check if string start with suffix if yes return True else False</text:p>
            <text:p text:style-name="P30"/>
          </table:table-cell>
        </table:table-row>
        <table:table-row>
          <table:table-cell table:style-name="Table2.A2" office:value-type="string">
            <text:p text:style-name="P30"/>
            <text:p text:style-name="P30">find(str,beg,end)</text:p>
          </table:table-cell>
          <table:table-cell table:style-name="Table2.B2" office:value-type="string">
            <text:p text:style-name="P31"/>
            <text:p text:style-name="P31">If str present in the string return a position at which str present else return </text:p>
            <text:p text:style-name="P31">-1.</text:p>
            <text:p text:style-name="P31"/>
          </table:table-cell>
        </table:table-row>
        <table:table-row>
          <table:table-cell table:style-name="Table2.A2" office:value-type="string">
            <text:p text:style-name="P30">rfind(str,beg,end)</text:p>
          </table:table-cell>
          <table:table-cell table:style-name="Table2.B2" office:value-type="string">
            <text:p text:style-name="P30"/>
            <text:p text:style-name="P30">Same as find but starts searching from the end.</text:p>
            <text:p text:style-name="P30"/>
          </table:table-cell>
        </table:table-row>
        <table:table-row>
          <table:table-cell table:style-name="Table2.A2" office:value-type="string">
            <text:p text:style-name="P30">rindex(str,beg,end)</text:p>
          </table:table-cell>
          <table:table-cell table:style-name="Table2.B2" office:value-type="string">
            <text:p text:style-name="P30"/>
            <text:p text:style-name="P30">Start Searching from right raise an exception if str not found</text:p>
            <text:p text:style-name="P30"/>
          </table:table-cell>
        </table:table-row>
        <table:table-row>
          <table:table-cell table:style-name="Table2.A2" office:value-type="string">
            <text:p text:style-name="P32">len(string)</text:p>
          </table:table-cell>
          <table:table-cell table:style-name="Table2.B2" office:value-type="string">
            <text:p text:style-name="P32"/>
            <text:p text:style-name="P32">Returns length of String.</text:p>
            <text:p text:style-name="P32"/>
          </table:table-cell>
        </table:table-row>
        <table:table-row>
          <table:table-cell table:style-name="Table2.A2" office:value-type="string">
            <text:p text:style-name="P32">lower()</text:p>
          </table:table-cell>
          <table:table-cell table:style-name="Table2.B2" office:value-type="string">
            <text:p text:style-name="P32"/>
            <text:p text:style-name="P32">Converts all characters in the string into lower</text:p>
            <text:p text:style-name="P32"/>
          </table:table-cell>
        </table:table-row>
        <table:table-row>
          <table:table-cell table:style-name="Table2.A2" office:value-type="string">
            <text:p text:style-name="P32">Upper()</text:p>
          </table:table-cell>
          <table:table-cell table:style-name="Table2.B2" office:value-type="string">
            <text:p text:style-name="P32"/>
            <text:p text:style-name="P32">Con<text:span text:style-name="T31">v</text:span>erts all characters in the string into upper</text:p>
            <text:p text:style-name="P32"/>
          </table:table-cell>
        </table:table-row>
        <table:table-row>
          <table:table-cell table:style-name="Table2.A2" office:value-type="string">
            <text:p text:style-name="P32">lstrip()</text:p>
          </table:table-cell>
          <table:table-cell table:style-name="Table2.B2" office:value-type="string">
            <text:p text:style-name="P32"/>
            <text:p text:style-name="P32">Removes leading whitespaces</text:p>
            <text:p text:style-name="P32"/>
          </table:table-cell>
        </table:table-row>
        <table:table-row>
          <table:table-cell table:style-name="Table2.A2" office:value-type="string">
            <text:p text:style-name="P32">rstrip()</text:p>
          </table:table-cell>
          <table:table-cell table:style-name="Table2.B2" office:value-type="string">
            <text:p text:style-name="P32">Removes trailing whitespaces</text:p>
            <text:p text:style-name="P32"/>
          </table:table-cell>
        </table:table-row>
        <text:soft-page-break/>
        <table:table-row>
          <table:table-cell table:style-name="Table2.A2" office:value-type="string">
            <text:p text:style-name="P32">strip()</text:p>
          </table:table-cell>
          <table:table-cell table:style-name="Table2.B2" office:value-type="string">
            <text:p text:style-name="P32"/>
            <text:p text:style-name="P32">Removes leadind and trailing white spaces</text:p>
          </table:table-cell>
        </table:table-row>
        <table:table-row>
          <table:table-cell table:style-name="Table2.A2" office:value-type="string">
            <text:p text:style-name="P32">max(str)</text:p>
          </table:table-cell>
          <table:table-cell table:style-name="Table2.B2" office:value-type="string">
            <text:p text:style-name="P32"/>
            <text:p text:style-name="P32">Returns the highest alphabetical character from the string str</text:p>
            <text:p text:style-name="P32"/>
          </table:table-cell>
        </table:table-row>
        <table:table-row>
          <table:table-cell table:style-name="Table2.A2" office:value-type="string">
            <text:p text:style-name="P32">min(str)</text:p>
          </table:table-cell>
          <table:table-cell table:style-name="Table2.B2" office:value-type="string">
            <text:p text:style-name="P32"/>
            <text:p text:style-name="P32">Returns the lowset alphabetical character from the string str</text:p>
            <text:p text:style-name="P32"/>
          </table:table-cell>
        </table:table-row>
        <table:table-row>
          <table:table-cell table:style-name="Table2.A2" office:value-type="string">
            <text:p text:style-name="P32">title()</text:p>
          </table:table-cell>
          <table:table-cell table:style-name="Table2.B2" office:value-type="string">
            <text:p text:style-name="P32"/>
            <text:p text:style-name="P32">Returns string in title case</text:p>
            <text:p text:style-name="P32"/>
          </table:table-cell>
        </table:table-row>
        <table:table-row>
          <table:table-cell table:style-name="Table2.A2" office:value-type="string">
            <text:p text:style-name="P32">swapcase()</text:p>
          </table:table-cell>
          <table:table-cell table:style-name="Table2.B2" office:value-type="string">
            <text:p text:style-name="P32"/>
            <text:p text:style-name="P32">Toggles the case of every character</text:p>
            <text:p text:style-name="P32"/>
          </table:table-cell>
        </table:table-row>
        <table:table-row>
          <table:table-cell table:style-name="Table2.A2" office:value-type="string">
            <text:p text:style-name="P33">split(delim)</text:p>
          </table:table-cell>
          <table:table-cell table:style-name="Table2.B2" office:value-type="string">
            <text:p text:style-name="P33"/>
            <text:p text:style-name="P33">Returns a list of substrings separated by the specified delimiter</text:p>
            <text:p text:style-name="P33"/>
          </table:table-cell>
        </table:table-row>
        <table:table-row>
          <table:table-cell table:style-name="Table2.A21" office:value-type="string">
            <text:p text:style-name="P34"/>
            <text:p text:style-name="P34"/>
            <text:p text:style-name="P34">join(list)</text:p>
          </table:table-cell>
          <table:table-cell table:style-name="Table2.B21" office:value-type="string">
            <text:p text:style-name="P34"/>
            <text:p text:style-name="P34">The function joins a list of string using delimiter with which the function is invoked</text:p>
            <text:p text:style-name="P34"/>
          </table:table-cell>
        </table:table-row>
      </table:table>
      <text:list xml:id="list104614949806169" text:continue-numbering="true" text:style-name="L17">
        <text:list-header>
          <text:p text:style-name="P43"><text:span text:style-name="Source_20_Text"><text:span text:style-name="T24"/></text:span></text:p>
        </text:list-header>
      </text:list>
      <text:p text:style-name="P7"><text:span text:style-name="Source_20_Text"><text:span text:style-name="T16"/></text:span></text:p>
      <text:p text:style-name="P13">The String Module:</text:p>
      <text:list xml:id="list986183078" text:style-name="L18">
        <text:list-item>
          <text:p text:style-name="P74">String Constants</text:p>
        </text:list-item>
      </text:list>
      <text:list xml:id="list1086891929" text:style-name="L19">
        <text:list-item>
          <text:p text:style-name="P75">string.ascii_letters</text:p>
        </text:list-item>
        <text:list-item>
          <text:p text:style-name="P75">string.ascii_lowercase</text:p>
        </text:list-item>
        <text:list-item>
          <text:p text:style-name="P75">string.ascii_uppercase</text:p>
        </text:list-item>
        <text:list-item>
          <text:p text:style-name="P75">string.digits</text:p>
        </text:list-item>
        <text:list-item>
          <text:p text:style-name="P75">string.hexdigits</text:p>
        </text:list-item>
        <text:list-item>
          <text:p text:style-name="P75"><text:soft-page-break/>string.lowercase</text:p>
        </text:list-item>
        <text:list-item>
          <text:p text:style-name="P75">string.octdigits</text:p>
        </text:list-item>
        <text:list-item>
          <text:p text:style-name="P75">string.punctuation</text:p>
        </text:list-item>
        <text:list-item>
          <text:p text:style-name="P75">string.printable</text:p>
        </text:list-item>
        <text:list-item>
          <text:p text:style-name="P75">string.uppercase</text:p>
        </text:list-item>
        <text:list-item>
          <text:p text:style-name="P76">string.whitespace</text:p>
        </text:list-item>
        <text:list-item>
          <text:p text:style-name="P76"/>
        </text:list-item>
      </text:list>
      <text:p text:style-name="P14">pyperclip</text:p>
      <text:p text:style-name="P8"><text:span text:style-name="T26"><text:tab/></text:span><text:span text:style-name="T27">pyperclip module in python has copy() and paste() functions that can send text to and receive text from the computer clipboard.</text:span></text:p>
      <text:p text:style-name="P15"/>
      <text:p text:style-name="P16">Regular Expression:</text:p>
      <text:list xml:id="list2760721720" text:style-name="L20">
        <text:list-item>
          <text:p text:style-name="P77">In python regular expression can be accessed using the module re.</text:p>
        </text:list-item>
        <text:list-item>
          <text:p text:style-name="P89"><text:span text:style-name="T28">matc</text:span><text:span text:style-name="T29">h</text:span><text:span text:style-name="T28">() function</text:span></text:p>
          <text:list>
            <text:list-item>
              <text:p text:style-name="P89"><text:span text:style-name="T28">re.match(patte</text:span><text:span text:style-name="T29">r</text:span><text:span text:style-name="T28">n,string,flags=0)</text:span></text:p>
            </text:list-item>
            <text:list-item>
              <text:p text:style-name="P77">if re.match() finds the pattren return True else it will return None.</text:p>
            </text:list-item>
            <text:list-item>
              <text:p text:style-name="P78">Flags values are re.I(Case sensitive matching), re.M(Matches at the end of the line ),re.X(Ignores white spaces)</text:p>
            </text:list-item>
            <text:list-item>
              <text:p text:style-name="P78">Begining of the string</text:p>
            </text:list-item>
          </text:list>
        </text:list-item>
        <text:list-item>
          <text:p text:style-name="P78">search() function</text:p>
          <text:list>
            <text:list-item>
              <text:p text:style-name="P78">search ,in the re <text:s/>modules that searches for a pattren anywhere in the string.</text:p>
            </text:list-item>
            <text:list-item>
              <text:p text:style-name="P78">re.search(pattern,string,flags=0)</text:p>
            </text:list-item>
          </text:list>
        </text:list-item>
        <text:list-item>
          <text:p text:style-name="P78">sub() function</text:p>
          <text:list>
            <text:list-item>
              <text:p text:style-name="P78">sub() function in re module find the pattern in the string and replace it with another pattern.</text:p>
            </text:list-item>
            <text:list-item>
              <text:p text:style-name="P90"><text:span text:style-name="T28">re.sub(pattern,repl,s,</text:span><text:span text:style-name="T30">max=0</text:span><text:span text:style-name="T28">)</text:span></text:p>
            </text:list-item>
            <text:list-item>
              <text:p text:style-name="P78">Method returns modified string.</text:p>
            </text:list-item>
            <text:list-item>
              <text:p text:style-name="P80"><text:soft-page-break/>s=”hello hello hello hello”</text:p>
              <text:p text:style-name="P80">p1=”hello”</text:p>
              <text:p text:style-name="P79">re.sub(p1,"Avinash",s,2)</text:p>
              <text:list>
                <text:list-item>
                  <text:p text:style-name="P79">'Avinash Avinash hello hello'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re.I</text:p>
          </table:table-cell>
          <table:table-cell table:style-name="Table3.B1" office:value-type="string">
            <text:p text:style-name="P26">Ignore Case Sensitive</text:p>
          </table:table-cell>
        </table:table-row>
        <table:table-row>
          <table:table-cell table:style-name="Table3.A2" office:value-type="string">
            <text:p text:style-name="P26">re.M</text:p>
          </table:table-cell>
          <table:table-cell table:style-name="Table3.B2" office:value-type="string">
            <text:p text:style-name="P26">Matches at the end of line</text:p>
          </table:table-cell>
        </table:table-row>
        <table:table-row>
          <table:table-cell table:style-name="Table3.A2" office:value-type="string">
            <text:p text:style-name="P26">re.X</text:p>
          </table:table-cell>
          <table:table-cell table:style-name="Table3.B2" office:value-type="string">
            <text:p text:style-name="P26">Ignores whitespaces</text:p>
          </table:table-cell>
        </table:table-row>
        <table:table-row>
          <table:table-cell table:style-name="Table3.A2" office:value-type="string">
            <text:p text:style-name="P26">re.U</text:p>
          </table:table-cell>
          <table:table-cell table:style-name="Table3.B2" office:value-type="string">
            <text:p text:style-name="P27">Interprets the letter according to unicode character</text:p>
          </table:table-cell>
        </table:table-row>
      </table:table>
      <text:p text:style-name="P17"/>
      <text:p text:style-name="P17"/>
      <text:p text:style-name="P17"/>
      <text:p text:style-name="P17"/>
      <text:list xml:id="list1112017556" text:style-name="L21">
        <text:list-item>
          <text:p text:style-name="P81">findall(pattern,string,flags):function is used to return a list that matches of the pattern in the string.if match not found it will return empty list</text:p>
        </text:list-item>
        <text:list-item>
          <text:p text:style-name="P81">finditer(pattern,string,flags):function is used to return iterator.this iterator is used to print the index of match in a string.</text:p>
          <text:list>
            <text:list-item>
              <text:p text:style-name="P81">start() function returns the starting index</text:p>
            </text:list-item>
            <text:list-item>
              <text:p text:style-name="P81">end() function returns the end index</text:p>
            </text:list-item>
            <text:list-item>
              <text:p text:style-name="P81">span() function returns the starting and ending index of the first match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Files</text:p>
      <text:list xml:id="list2107274013" text:style-name="L22">
        <text:list-item>
          <text:p text:style-name="P82">python has may in-built methods and functions to manipulate the file contents.</text:p>
        </text:list-item>
        <text:list-item>
          <text:p text:style-name="P82">open():</text:p>
          <text:list>
            <text:list-item>
              <text:p text:style-name="P82">file_obj=open(“file_name” [, accessmode])</text:p>
            </text:list-item>
            <text:list-item>
              <text:p text:style-name="P82">access_modes</text:p>
              <text:p text:style-name="P82"/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r</text:p>
          </table:table-cell>
          <table:table-cell table:style-name="Table4.B1" office:value-type="string">
            <text:p text:style-name="P28">Which opens the file in reading mode</text:p>
          </table:table-cell>
        </table:table-row>
        <table:table-row>
          <table:table-cell table:style-name="Table4.A2" office:value-type="string">
            <text:p text:style-name="P28">rb</text:p>
          </table:table-cell>
          <table:table-cell table:style-name="Table4.B2" office:value-type="string">
            <text:p text:style-name="P28">Reading the file in binary format</text:p>
          </table:table-cell>
        </table:table-row>
        <table:table-row>
          <table:table-cell table:style-name="Table4.A2" office:value-type="string">
            <text:p text:style-name="P28">r+</text:p>
          </table:table-cell>
          <table:table-cell table:style-name="Table4.B2" office:value-type="string">
            <text:p text:style-name="P28">For both reading and writing</text:p>
          </table:table-cell>
        </table:table-row>
        <table:table-row>
          <table:table-cell table:style-name="Table4.A2" office:value-type="string">
            <text:p text:style-name="P28">rb+</text:p>
          </table:table-cell>
          <table:table-cell table:style-name="Table4.B2" office:value-type="string">
            <text:p text:style-name="P28">reading and writing in binary format</text:p>
          </table:table-cell>
        </table:table-row>
        <table:table-row>
          <table:table-cell table:style-name="Table4.A2" office:value-type="string">
            <text:p text:style-name="P28">w</text:p>
          </table:table-cell>
          <table:table-cell table:style-name="Table4.B2" office:value-type="string">
            <text:p text:style-name="P28">If file exists to write it will ovrwritten otherwise new file will be created for writing</text:p>
          </table:table-cell>
        </table:table-row>
        <table:table-row>
          <table:table-cell table:style-name="Table4.A2" office:value-type="string">
            <text:p text:style-name="P28">wb</text:p>
          </table:table-cell>
          <table:table-cell table:style-name="Table4.B2" office:value-type="string">
            <text:p text:style-name="P28">Open the file in binary format only for writing </text:p>
          </table:table-cell>
        </table:table-row>
        <table:table-row>
          <table:table-cell table:style-name="Table4.A2" office:value-type="string">
            <text:p text:style-name="P28">w+</text:p>
          </table:table-cell>
          <table:table-cell table:style-name="Table4.B2" office:value-type="string">
            <text:p text:style-name="P28">Opens the file in both reading and writing mode</text:p>
          </table:table-cell>
        </table:table-row>
        <table:table-row>
          <table:table-cell table:style-name="Table4.A2" office:value-type="string">
            <text:p text:style-name="P28">wb+</text:p>
          </table:table-cell>
          <table:table-cell table:style-name="Table4.B2" office:value-type="string">
            <text:p text:style-name="P28">Opens the file in both reading and writing mode in binary format</text:p>
          </table:table-cell>
        </table:table-row>
        <table:table-row>
          <table:table-cell table:style-name="Table4.A2" office:value-type="string">
            <text:p text:style-name="P28">a</text:p>
          </table:table-cell>
          <table:table-cell table:style-name="Table4.B2" office:value-type="string">
            <text:p text:style-name="P28">Open file in appending , file pointer will point to end of the file is exists otherwise it will create a new file.</text:p>
          </table:table-cell>
        </table:table-row>
        <table:table-row>
          <table:table-cell table:style-name="Table4.A2" office:value-type="string">
            <text:p text:style-name="P28">ab</text:p>
          </table:table-cell>
          <table:table-cell table:style-name="Table4.B2" office:value-type="string">
            <text:p text:style-name="P28">Open file in binary format for appending</text:p>
          </table:table-cell>
        </table:table-row>
        <table:table-row>
          <table:table-cell table:style-name="Table4.A2" office:value-type="string">
            <text:p text:style-name="P28">a+</text:p>
          </table:table-cell>
          <table:table-cell table:style-name="Table4.B2" office:value-type="string">
            <text:p text:style-name="P28">Open the file in both appending and reading</text:p>
          </table:table-cell>
        </table:table-row>
        <table:table-row>
          <table:table-cell table:style-name="Table4.A2" office:value-type="string">
            <text:p text:style-name="P28">ab+</text:p>
          </table:table-cell>
          <table:table-cell table:style-name="Table4.B2" office:value-type="string">
            <text:p text:style-name="P28">Open the file in both appending and reading in binary format.</text:p>
          </table:table-cell>
        </table:table-row>
      </table:table>
      <text:list xml:id="list104615474770751" text:continue-numbering="true" text:style-name="L22">
        <text:list-item>
          <text:list>
            <text:list-header>
              <text:p text:style-name="P82"/>
            </text:list-header>
          </text:list>
        </text:list-item>
      </text:list>
      <text:p text:style-name="P17"/>
      <text:p text:style-name="P17"/>
      <text:p text:style-name="P17"><text:soft-page-break/></text:p>
      <text:p text:style-name="P20">file attributes</text:p>
      <text:list xml:id="list1283930725" text:style-name="L23">
        <text:list-header>
          <text:p text:style-name="P83">file_obj.name:Returns name of the file.</text:p>
          <text:p text:style-name="P83">file_obj.mode:Returns the access mode with which file <text:tab/><text:tab/><text:tab/> <text:s/>has been opened</text:p>
          <text:p text:style-name="P83">file_obj.closed:Returns True if file is closed else return False</text:p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Data Structures:</text:p>
      <text:list xml:id="list1984044882" text:style-name="L24">
        <text:list-item>
          <text:p text:style-name="P84">A data structure is group of elements that are put together under one name.</text:p>
        </text:list-item>
        <text:list-item>
          <text:p text:style-name="P84">Data structure defines a particular way of storing and organizing data in computer.</text:p>
        </text:list-item>
        <text:list-item>
          <text:p text:style-name="P84">List:</text:p>
          <text:list>
            <text:list-item>
              <text:p text:style-name="P84">the key feature of list is that it can have elements that belong to different type.</text:p>
            </text:list-item>
            <text:list-item>
              <text:p text:style-name="P85">List is mutable</text:p>
            </text:list-item>
          </text:list>
        </text:list-item>
      </text:list>
      <text:p text:style-name="P21">List Comprehension</text:p>
      <text:p text:style-name="P21"><text:tab/>list=[expression for variable in sequence]</text:p>
      <text:p text:style-name="P22">Looping in List</text:p>
      <text:list xml:id="list4126565092" text:style-name="L25">
        <text:list-item>
          <text:p text:style-name="P86">using iterator</text:p>
        </text:list-item>
        <text:list-item>
          <text:p text:style-name="P86">using range</text:p>
        </text:list-item>
        <text:list-item>
          <text:p text:style-name="P86">using enumarate:used to print index as well as item in the list.</text:p>
          <text:p text:style-name="P86"/>
        </text:list-item>
      </text:list>
      <text:p text:style-name="P23">Functional programming:</text:p>
      <text:p text:style-name="P23">functional Programming decomposes a problem into a set of functions.The map(),filter() and reducr() function</text:p>
      <text:list xml:id="list2243614390" text:style-name="L26">
        <text:list-item>
          <text:p text:style-name="P87">filter() function:filter() function constructs a list from those elements of the list for which a function returns true.</text:p>
          <text:list>
            <text:list-item>
              <text:p text:style-name="P87">filter(function,sequence)</text:p>
            </text:list-item>
            <text:list-item>
              <text:p text:style-name="P87">filter function returns True or False . Function that returns True or False are called predicates.</text:p>
            </text:list-item>
          </text:list>
        </text:list-item>
      </text:list>
      <text:p text:style-name="P23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M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ython Programming</text:p>
      </style:header>
      <style:footer>
        <text:p text:style-name="MP2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2:46.520553859</meta:creation-date>
    <dc:date>2021-02-27T10:46:14.261536023</dc:date>
    <meta:editing-duration>PT3H39M27S</meta:editing-duration>
    <meta:editing-cycles>22</meta:editing-cycles>
    <meta:generator>LibreOffice/6.4.6.2$Linux_X86_64 LibreOffice_project/40$Build-2</meta:generator>
    <meta:document-statistic meta:table-count="4" meta:image-count="0" meta:object-count="0" meta:page-count="14" meta:paragraph-count="305" meta:word-count="1694" meta:character-count="10146" meta:non-whitespace-character-count="8886"/>
  </office:meta>
</office:document-meta>
</file>